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4.078cm"/>
    </style:style>
    <style:style style:name="Tabla1.B" style:family="table-column">
      <style:table-column-properties style:column-width="5.764cm"/>
    </style:style>
    <style:style style:name="Tabla1.C" style:family="table-column">
      <style:table-column-properties style:column-width="7.158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8.546cm"/>
    </style:style>
    <style:style style:name="Tabla2.B" style:family="table-column">
      <style:table-column-properties style:column-width="1.921cm"/>
    </style:style>
    <style:style style:name="Tabla2.C" style:family="table-column">
      <style:table-column-properties style:column-width="6.533cm"/>
    </style:style>
    <style:style style:name="Tabla2.A1" style:family="table-cell">
      <style:table-cell-properties style:vertical-align="middle" fo:padding="0.049cm" fo:border="none"/>
    </style:style>
    <style:style style:name="P1" style:family="paragraph" style:parent-style-name="Standard">
      <style:text-properties style:font-name="Liberation Serif" fo:font-weight="bold" officeooo:rsid="0017de2d" officeooo:paragraph-rsid="0017de2d" style:font-weight-asian="bold" style:font-weight-complex="bold"/>
    </style:style>
    <style:style style:name="P2" style:family="paragraph" style:parent-style-name="Standard">
      <style:text-properties style:font-name="Liberation Serif" officeooo:rsid="000a605b" officeooo:paragraph-rsid="000a605b"/>
    </style:style>
    <style:style style:name="P3" style:family="paragraph" style:parent-style-name="Standard">
      <style:paragraph-properties fo:padding="0.049cm" fo:border-left="none" fo:border-right="none" fo:border-top="none" fo:border-bottom="0.06pt solid #000000"/>
      <style:text-properties style:font-name="Liberation Serif" fo:font-weight="bold" officeooo:rsid="001906a4" officeooo:paragraph-rsid="001906a4" style:font-weight-asian="bold" style:font-weight-complex="bold"/>
    </style:style>
    <style:style style:name="P4" style:family="paragraph" style:parent-style-name="Standard">
      <style:text-properties style:font-name="Liberation Serif" officeooo:rsid="000a605b" officeooo:paragraph-rsid="001ac690"/>
    </style:style>
    <style:style style:name="P5" style:family="paragraph" style:parent-style-name="Standard">
      <style:text-properties style:font-name="Liberation Serif" officeooo:rsid="000d5e4c" officeooo:paragraph-rsid="000f7109"/>
    </style:style>
    <style:style style:name="P6" style:family="paragraph" style:parent-style-name="Standard">
      <style:text-properties style:font-name="Liberation Serif" officeooo:rsid="0014b195" officeooo:paragraph-rsid="001df9b5"/>
    </style:style>
    <style:style style:name="P7" style:family="paragraph" style:parent-style-name="Standard">
      <style:text-properties style:font-name="Liberation Serif" officeooo:rsid="0016465f" officeooo:paragraph-rsid="000f7109"/>
    </style:style>
    <style:style style:name="P8" style:family="paragraph" style:parent-style-name="Standard">
      <style:text-properties style:font-name="Liberation Serif" officeooo:rsid="0016465f" officeooo:paragraph-rsid="0016465f"/>
    </style:style>
    <style:style style:name="P9" style:family="paragraph" style:parent-style-name="Standard">
      <style:text-properties style:font-name="Liberation Serif" fo:font-size="14pt" officeooo:rsid="0017de2d" officeooo:paragraph-rsid="0016465f" style:font-size-asian="14pt"/>
    </style:style>
    <style:style style:name="P10" style:family="paragraph" style:parent-style-name="Standard">
      <style:paragraph-properties fo:break-before="page"/>
      <style:text-properties style:font-name="Liberation Serif" fo:font-size="12pt" fo:font-weight="bold" officeooo:rsid="001fc5cc" officeooo:paragraph-rsid="001fc5cc" style:font-size-asian="12pt" style:font-weight-asian="bold" style:font-size-complex="12pt" style:font-weight-complex="bold"/>
    </style:style>
    <style:style style:name="P11" style:family="paragraph" style:parent-style-name="Standard">
      <style:text-properties style:font-name="Liberation Serif" fo:font-size="14pt" officeooo:rsid="001fc5cc" officeooo:paragraph-rsid="001fc5cc" style:font-size-asian="14pt"/>
    </style:style>
    <style:style style:name="P12" style:family="paragraph" style:parent-style-name="Standard">
      <style:text-properties style:font-name="Liberation Serif" fo:font-size="12pt" officeooo:rsid="001fc5cc" officeooo:paragraph-rsid="002c200b" style:font-size-asian="12pt" style:font-size-complex="12pt"/>
    </style:style>
    <style:style style:name="P13" style:family="paragraph" style:parent-style-name="Standard">
      <style:text-properties style:font-name="Liberation Serif" officeooo:rsid="000a605b" officeooo:paragraph-rsid="002c200b"/>
    </style:style>
    <style:style style:name="P14" style:family="paragraph" style:parent-style-name="Standard">
      <style:text-properties style:font-name="Liberation Serif" officeooo:rsid="000d5e4c" officeooo:paragraph-rsid="002c200b"/>
    </style:style>
    <style:style style:name="P15" style:family="paragraph" style:parent-style-name="Standard">
      <style:text-properties style:font-name="Liberation Serif" officeooo:rsid="0014b195" officeooo:paragraph-rsid="002c200b"/>
    </style:style>
    <style:style style:name="P16" style:family="paragraph" style:parent-style-name="Standard">
      <style:text-properties style:font-name="Liberation Serif" officeooo:rsid="0016465f" officeooo:paragraph-rsid="002c200b"/>
    </style:style>
    <style:style style:name="P17" style:family="paragraph" style:parent-style-name="Standard">
      <style:text-properties style:font-name="Liberation Serif" fo:font-size="14pt" officeooo:rsid="0017de2d" officeooo:paragraph-rsid="002c200b" style:font-size-asian="14pt" style:font-size-complex="12pt"/>
    </style:style>
    <style:style style:name="P18" style:family="paragraph" style:parent-style-name="Standard">
      <style:text-properties style:font-name="Liberation Serif" fo:font-size="12pt" officeooo:rsid="001fc5cc" officeooo:paragraph-rsid="001fc5cc" style:font-size-asian="12pt" style:font-size-complex="12pt"/>
    </style:style>
    <style:style style:name="P19" style:family="paragraph" style:parent-style-name="Standard">
      <style:text-properties style:font-name="Liberation Serif" fo:font-size="12pt" fo:font-weight="bold" officeooo:rsid="001fc5cc" officeooo:paragraph-rsid="001fc5cc" style:font-size-asian="12pt" style:font-weight-asian="bold" style:font-size-complex="12pt" style:font-weight-complex="bold"/>
    </style:style>
    <style:style style:name="P20" style:family="paragraph" style:parent-style-name="Heading_20_2">
      <style:text-properties style:font-name="Liberation Serif" officeooo:rsid="001fc5cc" officeooo:paragraph-rsid="001fc5cc" style:font-size-asian="12pt"/>
    </style:style>
    <style:style style:name="P21" style:family="paragraph" style:parent-style-name="Quotations">
      <style:paragraph-properties fo:margin-top="0cm" fo:margin-bottom="0.247cm" style:contextual-spacing="false" fo:line-height="115%"/>
      <style:text-properties officeooo:rsid="001fc5cc" style:font-size-asian="12pt"/>
    </style:style>
    <style:style style:name="P22" style:family="paragraph" style:parent-style-name="Horizontal_20_Line">
      <style:paragraph-properties fo:margin-top="0cm" fo:margin-bottom="0.247cm" style:contextual-spacing="false" fo:line-height="115%"/>
      <style:text-properties officeooo:rsid="001fc5cc" style:font-size-asian="12pt"/>
    </style:style>
    <style:style style:name="P23" style:family="paragraph" style:parent-style-name="Heading_20_3">
      <style:paragraph-properties fo:margin-top="0cm" fo:margin-bottom="0.247cm" style:contextual-spacing="false" fo:line-height="115%"/>
      <style:text-properties officeooo:rsid="001fc5cc" style:font-size-asian="12pt"/>
    </style:style>
    <style:style style:name="P24" style:family="paragraph" style:parent-style-name="Heading_20_2">
      <style:paragraph-properties fo:margin-top="0cm" fo:margin-bottom="0.247cm" style:contextual-spacing="false" fo:line-height="115%"/>
      <style:text-properties officeooo:rsid="001fc5cc" style:font-size-asian="12pt"/>
    </style:style>
    <style:style style:name="P25" style:family="paragraph" style:parent-style-name="Text_20_body">
      <style:text-properties officeooo:rsid="001fc5cc" style:font-size-asian="12pt"/>
    </style:style>
    <style:style style:name="P26" style:family="paragraph" style:parent-style-name="Text_20_body" style:list-style-name="L1">
      <style:text-properties officeooo:rsid="001fc5cc" style:font-size-asian="12pt"/>
    </style:style>
    <style:style style:name="P27" style:family="paragraph" style:parent-style-name="Text_20_body" style:list-style-name="L2">
      <style:text-properties officeooo:rsid="001fc5cc" style:font-size-asian="12pt"/>
    </style:style>
    <style:style style:name="P28" style:family="paragraph" style:parent-style-name="Text_20_body" style:list-style-name="L3">
      <style:text-properties officeooo:rsid="001fc5cc" style:font-size-asian="12pt"/>
    </style:style>
    <style:style style:name="P29" style:family="paragraph" style:parent-style-name="Text_20_body" style:list-style-name="L4">
      <style:text-properties officeooo:rsid="001fc5cc" style:font-size-asian="12pt"/>
    </style:style>
    <style:style style:name="P30" style:family="paragraph" style:parent-style-name="Text_20_body" style:list-style-name="L5">
      <style:text-properties officeooo:rsid="001fc5cc" style:font-size-asian="12pt"/>
    </style:style>
    <style:style style:name="P31" style:family="paragraph" style:parent-style-name="Text_20_body">
      <style:text-properties style:font-name="Liberation Serif" officeooo:rsid="001fc5cc" officeooo:paragraph-rsid="001fc5cc" style:font-size-asian="12pt"/>
    </style:style>
    <style:style style:name="P32" style:family="paragraph" style:parent-style-name="Text_20_body">
      <style:text-properties style:font-name="Liberation Serif" fo:font-size="12pt" officeooo:rsid="001fc5cc" officeooo:paragraph-rsid="001fc5cc" style:font-size-asian="12pt" style:font-size-complex="12pt"/>
    </style:style>
    <style:style style:name="T1" style:family="text">
      <style:text-properties officeooo:rsid="000a605b"/>
    </style:style>
    <style:style style:name="T2" style:family="text">
      <style:text-properties fo:font-variant="normal" fo:text-transform="none" fo:color="#373a3c" loext:opacity="100%" fo:font-size="12pt" fo:letter-spacing="normal" fo:font-style="normal" fo:font-weight="bold" style:font-weight-asian="bold" style:font-weight-complex="bold"/>
    </style:style>
    <style:style style:name="T3" style:family="text">
      <style:text-properties fo:color="#373a3c" loext:opacity="100%" fo:font-size="12pt" fo:letter-spacing="normal" fo:font-weight="bold" style:font-weight-asian="bold" style:font-weight-complex="bold"/>
    </style:style>
    <style:style style:name="T4" style:family="text">
      <style:text-properties fo:font-variant="normal" fo:text-transform="none" fo:color="#373a3c" loext:opacity="100%" fo:letter-spacing="norm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officeooo:rsid="000c1891"/>
    </style:style>
    <style:style style:name="T7" style:family="text">
      <style:text-properties officeooo:rsid="001fc5cc"/>
    </style:style>
    <style:style style:name="T8" style:family="text">
      <style:text-properties officeooo:rsid="000d5e4c"/>
    </style:style>
    <style:style style:name="T9" style:family="text">
      <style:text-properties officeooo:rsid="001ac690"/>
    </style:style>
    <style:style style:name="T10" style:family="text">
      <style:text-properties officeooo:rsid="000f7109"/>
    </style:style>
    <style:style style:name="T11" style:family="text">
      <style:text-properties officeooo:rsid="00257e8e"/>
    </style:style>
    <style:style style:name="T12" style:family="text">
      <style:text-properties officeooo:rsid="000e01d0"/>
    </style:style>
    <style:style style:name="T13" style:family="text">
      <style:text-properties officeooo:rsid="000fd8c0"/>
    </style:style>
    <style:style style:name="T14" style:family="text">
      <style:text-properties officeooo:rsid="00105211"/>
    </style:style>
    <style:style style:name="T15" style:family="text">
      <style:text-properties officeooo:rsid="0011e274"/>
    </style:style>
    <style:style style:name="T16" style:family="text">
      <style:text-properties officeooo:rsid="001c311e"/>
    </style:style>
    <style:style style:name="T17" style:family="text">
      <style:text-properties officeooo:rsid="002590a9"/>
    </style:style>
    <style:style style:name="T18" style:family="text">
      <style:text-properties officeooo:rsid="00131afd"/>
    </style:style>
    <style:style style:name="T19" style:family="text">
      <style:text-properties officeooo:rsid="002a9e65"/>
    </style:style>
    <style:style style:name="T20" style:family="text">
      <style:text-properties officeooo:rsid="001538a2"/>
    </style:style>
    <style:style style:name="T21" style:family="text">
      <style:text-properties officeooo:rsid="002c6322"/>
    </style:style>
    <style:style style:name="T22" style:family="text">
      <style:text-properties officeooo:rsid="0026f7b8"/>
    </style:style>
    <style:style style:name="T23" style:family="text">
      <style:text-properties officeooo:rsid="00218ae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âche: <text:span text:style-name="T1">Invente</text:span>r<text:span text:style-name="T1"> un rêve.</text:span></text:p>
      <text:p text:style-name="P1">Date de début: 23/09/2025</text:p>
      <text:p text:style-name="P2"/>
      <text:p text:style-name="P2"><text:span text:style-name="Strong_20_Emphasis"><text:span text:style-name="T2">TP1 : </text:span></text:span><text:span text:style-name="Strong_20_Emphasis"><text:span text:style-name="Emphasis"><text:span text:style-name="T2">Parler des rêves - </text:span></text:span></text:span><text:span text:style-name="Emphasis"><text:span text:style-name="T3">Racontez un rêve personnel que vous avez fait ou bien créez-en un à partir des éléments de la photocopie de l'exercice de compréhension orale (130 à 150 mots)</text:span></text:span><text:span text:style-name="Emphasis"><text:span text:style-name="Strong_20_Emphasis"><text:span text:style-name="T3"> </text:span></text:span></text:span><text:span text:style-name="Emphasis"><text:span text:style-name="T3">-</text:span></text:span><text:span text:style-name="Strong_20_Emphasis"><text:span text:style-name="Emphasis"><text:span text:style-name="T4"> </text:span></text:span></text:span><text:span text:style-name="T2">25/09/2025</text:span><text:span text:style-name="T5"> </text:span></text:p>
      <text:p text:style-name="P2"/>
      <text:p text:style-name="P3">Ma rédaction</text:p>
      <text:p text:style-name="P2"/>
      <text:p text:style-name="P4"><text:span text:style-name="T6">Olivier, un enfant qui a 8 ans, </text:span>étai<text:span text:style-name="T6">t à la plage, couché sur l</text:span><text:span text:style-name="T7">e</text:span><text:span text:style-name="T6"> sable, avec </text:span><text:span text:style-name="T8">ses</text:span><text:span text:style-name="T6"> yeux fe</text:span><text:span text:style-name="T9">r</text:span><text:span text:style-name="T6">més. </text:span></text:p>
      <text:p text:style-name="P2"/>
      <text:p text:style-name="P5"><text:span text:style-name="T10">Soudain, </text:span>Olivier s’est levé et a ouvert ses yeux. Sur les vagues, <text:span text:style-name="T11">une</text:span> femme<text:span text:style-name="T12"> </text:span><text:span text:style-name="T9">marchait vers</text:span><text:span text:style-name="T13"> lui. Olivier lui a demandé comment </text:span><text:span text:style-name="T14">elle s’appellait. “</text:span><text:span text:style-name="T15">Je </text:span><text:span text:style-name="T16">m’appelle Rachel et je </text:span><text:span text:style-name="T15">suis </text:span><text:span text:style-name="T17">une</text:span><text:span text:style-name="T15"> magicienne”, </text:span><text:span text:style-name="T18">elle lui a dit</text:span><text:span text:style-name="T15">.</text:span></text:p>
      <text:p text:style-name="P5"/>
      <text:p text:style-name="P6"><text:span text:style-name="T19">Depuis, ells a ajouté: </text:span>“<text:span text:style-name="T20">D</text:span>ésormais, <text:span text:style-name="T20">tu as le pouvoir de calmer les gens. Tu aideras les gens à mener une vie plus heureuse et à gérer leurs soucis avec calme</text:span>“.</text:p>
      <text:p text:style-name="P7"/>
      <text:p text:style-name="P8">Ensuite, Oliv<text:span text:style-name="T21">i</text:span>er s’<text:span text:style-name="T7">est</text:span> réveillé et il a regardé autour de lui. Il était sur son lit dans sa chambre.</text:p>
      <text:p text:style-name="P8"/>
      <text:p text:style-name="P8">Olivier n’a jamais su si son rêve a eté réel, mais depuis lors il a d<text:span text:style-name="T22">é</text:span>cidé de ne pas accorder aux problemes plus importance qui’ils s’en ont et aider des autres à faire l<text:span text:style-name="T23">a</text:span> même chose.</text:p>
      <text:p text:style-name="P9"/>
      <text:p text:style-name="P9"/>
      <text:p text:style-name="P9"/>
      <text:p text:style-name="P10">Question pour ChatGpt</text:p>
      <text:p text:style-name="P11"/>
      <text:p text:style-name="P12">Vous êtes professeur de FLE avec une excellente connaissance du Cadre Européen Commun de Référence pour les Langues (CECR). Je vais vous transmettre une production écrite accompagnée de sa consigne. Votre tâche est la suivante : 1. Corriger toutes les fautes (orthographe, grammaire, conjugaison, syntaxe) et les remarquer en caractères gras. 2. Vérifier si la consigne a bien été respectée (type de texte, registre, structure attendue, etc.). 3. Souligner les points positifs du texte (contenu, vocabulaire, cohérence, organisation). 4. Expliquer clairement ce qui doit être amélioré ou approfondi pour progresser au niveau indiqué. 5. Employer un ton honnête et rigoureux, sans compliments excessifs. Si la production est faible, il faut le dire avec des suggestions concrètes d’amélioration. Enfin, si possible, proposer une version améliorée du texte pour illustrer certaines reformulations utiles. Niveau de l’étudiant : B1 Consigne de la tâche: Créez un rêve d'enfant où un <text:span text:style-name="T21">magicien</text:span>, un océan et un pouvoir magique apparaissent <text:span text:style-name="T19">(130 à 150 mots). </text:span>Texte de l’étudiant : <text:span text:style-name="T6">Olivier, un enfant qui a 8 ans, </text:span><text:span text:style-name="T1">étai</text:span><text:span text:style-name="T6">t à la plage, couché sur l</text:span>e<text:span text:style-name="T6"> sable, avec </text:span><text:span text:style-name="T8">ses</text:span><text:span text:style-name="T6"> yeux fe</text:span><text:span text:style-name="T9">r</text:span><text:span text:style-name="T6">més. </text:span></text:p>
      <text:p text:style-name="P13"/>
      <text:p text:style-name="P14"><text:span text:style-name="T10">Soudain, </text:span>Olivier s’est levé et a ouvert ses yeux. Sur les vagues, <text:span text:style-name="T11">une</text:span> femme<text:span text:style-name="T12"> </text:span><text:span text:style-name="T9">marchait vers</text:span><text:span text:style-name="T13"> lui. Olivier lui a demandé comment </text:span><text:span text:style-name="T14">elle s’appellait. “</text:span><text:span text:style-name="T15">Je </text:span><text:span text:style-name="T16">m’appelle Rachel et je </text:span><text:span text:style-name="T15">suis </text:span><text:span text:style-name="T17">une</text:span><text:span text:style-name="T15"> magicienne”, </text:span><text:span text:style-name="T18">elle lui a dit</text:span><text:span text:style-name="T15">.</text:span></text:p>
      <text:p text:style-name="P14"/>
      <text:p text:style-name="P15"><text:span text:style-name="T19">Depuis, ells a ajouté: </text:span>“<text:span text:style-name="T20">D</text:span>ésormais, <text:span text:style-name="T20">tu as le pouvoir de calmer les gens. Tu aideras les gens à mener une vie plus heureuse et à gérer leurs soucis avec calme</text:span>“.</text:p>
      <text:p text:style-name="P16"/>
      <text:p text:style-name="P16">Ensuite, Oliv<text:span text:style-name="T21">i</text:span>er s’<text:span text:style-name="T7">est</text:span> réveillé et il a regardé autour de lui. Il était sur son lit dans sa chambre.</text:p>
      <text:p text:style-name="P16"/>
      <text:p text:style-name="P16">Olivier n’a jamais su si son rêve a eté réel, mais depuis lors il a d<text:span text:style-name="T22">é</text:span>cidé de ne pas accorder aux problemes plus importance qui’ils s’en ont et aider des autres à faire l<text:span text:style-name="T23">a</text:span> même chose.</text:p>
      <text:p text:style-name="P17"/>
      <text:p text:style-name="P18"/>
      <text:p text:style-name="P19">Réponse de ChatGpt</text:p>
      <text:p text:style-name="P18"/>
      <text:h text:style-name="P20" text:outline-level="2"><text:span text:style-name="Strong_20_Emphasis">✅ 1. Correction du texte avec les fautes en gras</text:span></text:h>
      <text:p text:style-name="P21">Olivier, un enfant qui a 8 ans, était à la plage, couché sur le sable, avec ses yeux fermés.</text:p>
      <text:p text:style-name="P21">Soudain, Olivier s’est levé et a ouvert <text:span text:style-name="Strong_20_Emphasis">ses</text:span> yeux. Sur les vagues, une femme marchait vers lui. Olivier lui a demandé comment elle s’<text:span text:style-name="Strong_20_Emphasis">appelait</text:span>. “Je m’appelle Rachel et je suis une magicienne”, <text:span text:style-name="Strong_20_Emphasis">lui répondit-elle</text:span>.</text:p>
      <text:p text:style-name="P21">Depuis, <text:span text:style-name="Strong_20_Emphasis">elle</text:span> a ajouté: “Désormais, tu as le pouvoir de calmer les gens. Tu aideras les gens à mener une vie plus heureuse et à gérer leurs soucis avec calme.“</text:p>
      <text:p text:style-name="P21">Ensuite, Olivier s’est réveillé et <text:span text:style-name="Strong_20_Emphasis">a regardé</text:span> autour de lui. Il était sur son lit dans sa chambre.</text:p>
      <text:p text:style-name="P21">Olivier n’a jamais su si son rêve <text:span text:style-name="Strong_20_Emphasis">avait été</text:span> réel, mais depuis lors il a décidé de ne pas accorder <text:span text:style-name="Strong_20_Emphasis">plus d’importance aux problèmes qu’ils n’en ont</text:span> et <text:span text:style-name="Strong_20_Emphasis">d’aider les autres</text:span> à faire la même chose.</text:p>
      <text:p text:style-name="P22"/>
      <text:h text:style-name="P23" text:outline-level="3"><text:soft-page-break/>🔎 Liste des erreurs corrigées :</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Erreur originale</text:p>
            </table:table-cell>
            <table:table-cell table:style-name="Tabla1.A1" office:value-type="string">
              <text:p text:style-name="Table_20_Heading">Correction</text:p>
            </table:table-cell>
            <table:table-cell table:style-name="Tabla1.A1" office:value-type="string">
              <text:p text:style-name="Table_20_Heading">Explication</text:p>
            </table:table-cell>
          </table:table-row>
        </table:table-header-rows>
        <table:table-row>
          <table:table-cell table:style-name="Tabla1.A1" office:value-type="string">
            <text:p text:style-name="Table_20_Contents"><text:span text:style-name="Strong_20_Emphasis">s’appellait</text:span></text:p>
          </table:table-cell>
          <table:table-cell table:style-name="Tabla1.A1" office:value-type="string">
            <text:p text:style-name="Table_20_Contents"><text:span text:style-name="Strong_20_Emphasis">s’appelait</text:span></text:p>
          </table:table-cell>
          <table:table-cell table:style-name="Tabla1.A1" office:value-type="string">
            <text:p text:style-name="Table_20_Contents">Faute d’orthographe : un seul "l"</text:p>
          </table:table-cell>
        </table:table-row>
        <table:table-row>
          <table:table-cell table:style-name="Tabla1.A1" office:value-type="string">
            <text:p text:style-name="Table_20_Contents"><text:span text:style-name="Strong_20_Emphasis">elle lui a dit</text:span></text:p>
          </table:table-cell>
          <table:table-cell table:style-name="Tabla1.A1" office:value-type="string">
            <text:p text:style-name="Table_20_Contents"><text:span text:style-name="Strong_20_Emphasis">lui répondit-elle</text:span></text:p>
          </table:table-cell>
          <table:table-cell table:style-name="Tabla1.A1" office:value-type="string">
            <text:p text:style-name="Table_20_Contents">Meilleure fluidité + inversion sujet-verbe dans le discours narratif</text:p>
          </table:table-cell>
        </table:table-row>
        <table:table-row>
          <table:table-cell table:style-name="Tabla1.A1" office:value-type="string">
            <text:p text:style-name="Table_20_Contents"><text:span text:style-name="Strong_20_Emphasis">ells</text:span></text:p>
          </table:table-cell>
          <table:table-cell table:style-name="Tabla1.A1" office:value-type="string">
            <text:p text:style-name="Table_20_Contents"><text:span text:style-name="Strong_20_Emphasis">elle</text:span></text:p>
          </table:table-cell>
          <table:table-cell table:style-name="Tabla1.A1" office:value-type="string">
            <text:p text:style-name="Table_20_Contents">Erreur de frappe</text:p>
          </table:table-cell>
        </table:table-row>
        <table:table-row>
          <table:table-cell table:style-name="Tabla1.A1" office:value-type="string">
            <text:p text:style-name="Table_20_Contents"><text:span text:style-name="Strong_20_Emphasis">a eté</text:span></text:p>
          </table:table-cell>
          <table:table-cell table:style-name="Tabla1.A1" office:value-type="string">
            <text:p text:style-name="Table_20_Contents"><text:span text:style-name="Strong_20_Emphasis">avait été</text:span></text:p>
          </table:table-cell>
          <table:table-cell table:style-name="Tabla1.A1" office:value-type="string">
            <text:p text:style-name="Table_20_Contents">Concordance des temps avec le plus-que-parfait</text:p>
          </table:table-cell>
        </table:table-row>
        <table:table-row>
          <table:table-cell table:style-name="Tabla1.A1" office:value-type="string">
            <text:p text:style-name="Table_20_Contents"><text:span text:style-name="Strong_20_Emphasis">problemes</text:span></text:p>
          </table:table-cell>
          <table:table-cell table:style-name="Tabla1.A1" office:value-type="string">
            <text:p text:style-name="Table_20_Contents"><text:span text:style-name="Strong_20_Emphasis">problèmes</text:span></text:p>
          </table:table-cell>
          <table:table-cell table:style-name="Tabla1.A1" office:value-type="string">
            <text:p text:style-name="Table_20_Contents">Accent manquant</text:p>
          </table:table-cell>
        </table:table-row>
        <table:table-row>
          <table:table-cell table:style-name="Tabla1.A1" office:value-type="string">
            <text:p text:style-name="Table_20_Contents"><text:span text:style-name="Strong_20_Emphasis">plus importance qui’ils s’en ont</text:span></text:p>
          </table:table-cell>
          <table:table-cell table:style-name="Tabla1.A1" office:value-type="string">
            <text:p text:style-name="Table_20_Contents"><text:span text:style-name="Strong_20_Emphasis">plus d’importance aux problèmes qu’ils n’en ont</text:span></text:p>
          </table:table-cell>
          <table:table-cell table:style-name="Tabla1.A1" office:value-type="string">
            <text:p text:style-name="Table_20_Contents">Reformulation nécessaire : expression incorrecte</text:p>
          </table:table-cell>
        </table:table-row>
        <table:table-row>
          <table:table-cell table:style-name="Tabla1.A1" office:value-type="string">
            <text:p text:style-name="Table_20_Contents"><text:span text:style-name="Strong_20_Emphasis">aider des autres</text:span></text:p>
          </table:table-cell>
          <table:table-cell table:style-name="Tabla1.A1" office:value-type="string">
            <text:p text:style-name="Table_20_Contents"><text:span text:style-name="Strong_20_Emphasis">aider les autres</text:span></text:p>
          </table:table-cell>
          <table:table-cell table:style-name="Tabla1.A1" office:value-type="string">
            <text:p text:style-name="Table_20_Contents">Article défini requis</text:p>
          </table:table-cell>
        </table:table-row>
      </table:table>
      <text:p text:style-name="P22"/>
      <text:h text:style-name="P24" text:outline-level="2">✅ 2. Vérification du respect de la consigne</text:h>
      <text:p text:style-name="P25"><text:span text:style-name="Strong_20_Emphasis">Consigne</text:span> : <text:span text:style-name="Emphasis">Créez un rêve d’enfant où un magicien, un océan et un pouvoir magique apparaissent (130 à 150 mots).</text:span></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Élément</text:p>
            </table:table-cell>
            <table:table-cell table:style-name="Tabla2.A1" office:value-type="string">
              <text:p text:style-name="Table_20_Heading">Respecté ?</text:p>
            </table:table-cell>
            <table:table-cell table:style-name="Tabla2.A1" office:value-type="string">
              <text:p text:style-name="Table_20_Heading">Commentaire</text:p>
            </table:table-cell>
          </table:table-row>
        </table:table-header-rows>
        <table:table-row>
          <table:table-cell table:style-name="Tabla2.A1" office:value-type="string">
            <text:p text:style-name="Table_20_Contents"><text:span text:style-name="Strong_20_Emphasis">Rêve d’enfant</text:span></text:p>
          </table:table-cell>
          <table:table-cell table:style-name="Tabla2.A1" office:value-type="string">
            <text:p text:style-name="Table_20_Contents">✅</text:p>
          </table:table-cell>
          <table:table-cell table:style-name="Tabla2.A1" office:value-type="string">
            <text:p text:style-name="Table_20_Contents">Le texte est clairement un rêve, mentionné dans la dernière phrase.</text:p>
          </table:table-cell>
        </table:table-row>
        <table:table-row>
          <table:table-cell table:style-name="Tabla2.A1" office:value-type="string">
            <text:p text:style-name="Table_20_Contents"><text:span text:style-name="Strong_20_Emphasis">Magicien / magicienne</text:span></text:p>
          </table:table-cell>
          <table:table-cell table:style-name="Tabla2.A1" office:value-type="string">
            <text:p text:style-name="Table_20_Contents">✅</text:p>
          </table:table-cell>
          <table:table-cell table:style-name="Tabla2.A1" office:value-type="string">
            <text:p text:style-name="Table_20_Contents">Rachel est une magicienne.</text:p>
          </table:table-cell>
        </table:table-row>
        <table:table-row>
          <table:table-cell table:style-name="Tabla2.A1" office:value-type="string">
            <text:p text:style-name="Table_20_Contents"><text:span text:style-name="Strong_20_Emphasis">Océan</text:span></text:p>
          </table:table-cell>
          <table:table-cell table:style-name="Tabla2.A1" office:value-type="string">
            <text:p text:style-name="Table_20_Contents">✅</text:p>
          </table:table-cell>
          <table:table-cell table:style-name="Tabla2.A1" office:value-type="string">
            <text:p text:style-name="Table_20_Contents">La scène se déroule à la plage, donc au bord de l’océan.</text:p>
          </table:table-cell>
        </table:table-row>
        <table:table-row>
          <table:table-cell table:style-name="Tabla2.A1" office:value-type="string">
            <text:p text:style-name="Table_20_Contents"><text:span text:style-name="Strong_20_Emphasis">Pouvoir magique</text:span></text:p>
          </table:table-cell>
          <table:table-cell table:style-name="Tabla2.A1" office:value-type="string">
            <text:p text:style-name="Table_20_Contents">✅</text:p>
          </table:table-cell>
          <table:table-cell table:style-name="Tabla2.A1" office:value-type="string">
            <text:p text:style-name="Table_20_Contents">Olivier reçoit le pouvoir de calmer les gens.</text:p>
          </table:table-cell>
        </table:table-row>
        <table:table-row>
          <table:table-cell table:style-name="Tabla2.A1" office:value-type="string">
            <text:p text:style-name="Table_20_Contents"><text:span text:style-name="Strong_20_Emphasis">Longueur (130-150 mots)</text:span></text:p>
          </table:table-cell>
          <table:table-cell table:style-name="Tabla2.A1" office:value-type="string">
            <text:p text:style-name="Table_20_Contents">✅</text:p>
          </table:table-cell>
          <table:table-cell table:style-name="Tabla2.A1" office:value-type="string">
            <text:p text:style-name="Table_20_Contents">Le texte fait environ <text:span text:style-name="Strong_20_Emphasis">140 mots</text:span>.</text:p>
          </table:table-cell>
        </table:table-row>
        <table:table-row>
          <table:table-cell table:style-name="Tabla2.A1" office:value-type="string">
            <text:p text:style-name="Table_20_Contents"><text:span text:style-name="Strong_20_Emphasis">Type de texte : récit onirique</text:span></text:p>
          </table:table-cell>
          <table:table-cell table:style-name="Tabla2.A1" office:value-type="string">
            <text:p text:style-name="Table_20_Contents">✅</text:p>
          </table:table-cell>
          <table:table-cell table:style-name="Tabla2.A1" office:value-type="string">
            <text:p text:style-name="Table_20_Contents">Le registre narratif est cohérent avec un rêve.</text:p>
          </table:table-cell>
        </table:table-row>
        <table:table-row>
          <table:table-cell table:style-name="Tabla2.A1" office:value-type="string">
            <text:p text:style-name="Table_20_Contents"><text:span text:style-name="Strong_20_Emphasis">Structure attendue : situation initiale – élément déclencheur – développement – chute</text:span></text:p>
          </table:table-cell>
          <table:table-cell table:style-name="Tabla2.A1" office:value-type="string">
            <text:p text:style-name="Table_20_Contents">✅</text:p>
          </table:table-cell>
          <table:table-cell table:style-name="Tabla2.A1" office:value-type="string">
            <text:p text:style-name="Table_20_Contents">La structure est simple mais présente.</text:p>
          </table:table-cell>
        </table:table-row>
      </table:table>
      <text:p text:style-name="P25">✅ <text:span text:style-name="Strong_20_Emphasis">La consigne est bien respectée dans l’ensemble.</text:span></text:p>
      <text:p text:style-name="P22"/>
      <text:h text:style-name="P24" text:outline-level="2">✅ 3. Points positifs du texte</text:h>
      <text:list text:style-name="L1">
        <text:list-item>
          <text:p text:style-name="P26"><text:span text:style-name="Strong_20_Emphasis">Clarté de la narration</text:span> : L’histoire est compréhensible du début à la fin.</text:p>
        </text:list-item>
        <text:list-item>
          <text:p text:style-name="P26"><text:span text:style-name="Strong_20_Emphasis">Cohérence globale</text:span> : Il y a une continuité logique entre les événements (plage → apparition → révélation → réveil → conclusion).</text:p>
        </text:list-item>
        <text:list-item>
          <text:p text:style-name="P26"><text:span text:style-name="Strong_20_Emphasis">Vocabulaire adapté</text:span> : Des mots comme <text:span text:style-name="Emphasis">magicienne</text:span>, <text:span text:style-name="Emphasis">calmer</text:span>, <text:span text:style-name="Emphasis">mener une vie plus heureuse</text:span> montrent une certaine richesse lexicale.</text:p>
        </text:list-item>
        <text:list-item>
          <text:p text:style-name="P26"><text:span text:style-name="Strong_20_Emphasis">Bonne gestion des temps principaux</text:span> : Le passé composé est utilisé correctement dans la majorité du récit.</text:p>
        </text:list-item>
      </text:list>
      <text:p text:style-name="P22"/>
      <text:h text:style-name="P24" text:outline-level="2"><text:soft-page-break/>⚠️ 4. Points à améliorer</text:h>
      <text:h text:style-name="P23" text:outline-level="3">➤ a) <text:span text:style-name="Strong_20_Emphasis">Grammaire / Orthographe</text:span></text:h>
      <text:list text:style-name="L2">
        <text:list-item>
          <text:p text:style-name="P27">Trop de fautes <text:span text:style-name="Strong_20_Emphasis">élémentaires</text:span> pour un niveau B1 : accords, orthographe de base, conjugaison.</text:p>
        </text:list-item>
        <text:list-item>
          <text:p text:style-name="P27">Il faut travailler la <text:span text:style-name="Strong_20_Emphasis">relecture attentive</text:span>, car certaines erreurs (ex. : <text:span text:style-name="Emphasis">ells</text:span>, <text:span text:style-name="Emphasis">problemes</text:span>, <text:span text:style-name="Emphasis">s’appellait</text:span>) peuvent être évitées facilement.</text:p>
        </text:list-item>
      </text:list>
      <text:h text:style-name="P23" text:outline-level="3">➤ b) <text:span text:style-name="Strong_20_Emphasis">Style et formulation</text:span></text:h>
      <text:list text:style-name="L3">
        <text:list-item>
          <text:p text:style-name="P28">Certaines phrases sont <text:span text:style-name="Strong_20_Emphasis">mal formulées</text:span> ou <text:span text:style-name="Strong_20_Emphasis">trop littérales</text:span>, ce qui nuit à la fluidité (ex : <text:span text:style-name="Emphasis">accorder aux problèmes plus importance…</text:span>).</text:p>
        </text:list-item>
        <text:list-item>
          <text:p text:style-name="P28">Améliorer la <text:span text:style-name="Strong_20_Emphasis">construction des phrases complexes</text:span> avec des subordonnées plus naturelles.</text:p>
        </text:list-item>
      </text:list>
      <text:h text:style-name="P23" text:outline-level="3">➤ c) <text:span text:style-name="Strong_20_Emphasis">Discours narratif</text:span></text:h>
      <text:list text:style-name="L4">
        <text:list-item>
          <text:p text:style-name="P29">Le style du dialogue direct peut être légèrement amélioré en utilisant des verbes de parole variés (<text:span text:style-name="Emphasis">répondit-elle</text:span>, <text:span text:style-name="Emphasis">ajouta-t-elle</text:span>).</text:p>
        </text:list-item>
        <text:list-item>
          <text:p text:style-name="P29">Le <text:span text:style-name="Strong_20_Emphasis">récit au passé</text:span> est bien choisi, mais il faut intégrer le <text:span text:style-name="Strong_20_Emphasis">plus-que-parfait</text:span> lorsque l’on parle d’actions antérieures au rêve.</text:p>
        </text:list-item>
      </text:list>
      <text:p text:style-name="P22"/>
      <text:h text:style-name="P24" text:outline-level="2">📝 5. Version améliorée du texte (modèle B1+)</text:h>
      <text:p text:style-name="P21">Olivier, un enfant de 8 ans, était à la plage, allongé sur le sable, les yeux fermés.</text:p>
      <text:p text:style-name="P21">Soudain, il s’est levé et a ouvert les yeux. Une femme marchait sur les vagues en s’approchant de lui. Intrigué, Olivier lui demanda son nom.</text:p>
      <text:p text:style-name="P21">— Je m’appelle Rachel, répondit-elle. Je suis une magicienne.</text:p>
      <text:p text:style-name="P21">Elle ajouta ensuite :<text:line-break/>— Désormais, tu possèdes un pouvoir magique : tu peux calmer les gens. Grâce à toi, ils vivront plus heureux et sauront affronter leurs soucis avec sérénité.</text:p>
      <text:p text:style-name="P21">À ce moment-là, Olivier se réveilla dans son lit. Était-ce un simple rêve ? Il ne le saura jamais.</text:p>
      <text:p text:style-name="P21">Mais depuis ce jour, il a décidé de ne plus accorder trop d’importance à ses problèmes, et surtout, d’aider les autres à rester calmes face aux difficultés.</text:p>
      <text:p text:style-name="P25">✅ Ce modèle reste dans la limite de mots, respecte la consigne et propose un langage un peu plus fluide et naturel.</text:p>
      <text:p text:style-name="P22"/>
      <text:h text:style-name="P24" text:outline-level="2">📌 Recommandations pour progresser vers B1+</text:h>
      <text:list text:style-name="L5">
        <text:list-item>
          <text:p text:style-name="P30"><text:span text:style-name="Strong_20_Emphasis">Revoir les conjugaisons</text:span> au passé composé et au plus-que-parfait (exercices ciblés).</text:p>
        </text:list-item>
        <text:list-item>
          <text:p text:style-name="P30"><text:span text:style-name="Strong_20_Emphasis">Travailler les formules idiomatiques</text:span> et les expressions plus naturelles (ex. : <text:span text:style-name="Emphasis">accorder de l’importance à</text:span>).</text:p>
        </text:list-item>
        <text:list-item>
          <text:p text:style-name="P30"><text:soft-page-break/><text:span text:style-name="Strong_20_Emphasis">S’exercer à structurer un récit</text:span> avec des étapes claires : situation – élément perturbateur – résolution – chute.</text:p>
        </text:list-item>
        <text:list-item>
          <text:p text:style-name="P30"><text:span text:style-name="Strong_20_Emphasis">Faire des dictées courtes</text:span> ou utiliser des outils de relecture pour corriger les fautes d’orthographe et de frappe.</text:p>
        </text:list-item>
        <text:list-item>
          <text:p text:style-name="P30">Lire des récits courts (niveau B1-B2) pour enrichir le vocabulaire et observer les structures narratives.</text:p>
        </text:list-item>
      </text:list>
      <text:p text:style-name="P31"><text:span text:style-name="Strong_20_Emphasis"/></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8T11:40:20.614172500</meta:creation-date>
    <dc:date>2025-10-20T16:51:15.316726300</dc:date>
    <meta:editing-duration>PT2H18M9S</meta:editing-duration>
    <meta:editing-cycles>27</meta:editing-cycles>
    <meta:generator>LibreOffice/25.8.1.1$Windows_X86_64 LibreOffice_project/54047653041915e595ad4e45cccea684809c77b5</meta:generator>
    <meta:document-statistic meta:table-count="2" meta:image-count="0" meta:object-count="0" meta:page-count="5" meta:paragraph-count="103" meta:word-count="1294" meta:character-count="7619" meta:non-whitespace-character-count="6432"/>
  </office:meta>
</office:document-meta>
</file>